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11.603cm"/>
    </style:style>
    <style:style style:name="co4" style:family="table-column">
      <style:table-column-properties fo:break-before="auto" style:column-width="6.436cm"/>
    </style:style>
    <style:style style:name="co5" style:family="table-column">
      <style:table-column-properties fo:break-before="auto" style:column-width="4.833cm"/>
    </style:style>
    <style:style style:name="co6" style:family="table-column">
      <style:table-column-properties fo:break-before="auto" style:column-width="5.604cm"/>
    </style:style>
    <style:style style:name="co7" style:family="table-column">
      <style:table-column-properties fo:break-before="auto" style:column-width="4.967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Arkusz1" table:style-name="ta1" table:print="false"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row table:style-name="ro2">
          <table:table-cell/>
          <table:table-cell table:style-name="ce3" office:value-type="string">
            <text:p>set</text:p>
          </table:table-cell>
          <table:table-cell table:style-name="ce3" office:value-type="string">
            <text:p>tuple</text:p>
          </table:table-cell>
          <table:table-cell table:style-name="ce3" office:value-type="string">
            <text:p>list</text:p>
          </table:table-cell>
          <table:table-cell table:style-name="ce3" office:value-type="string">
            <text:p>dict</text:p>
          </table:table-cell>
          <table:table-cell table:style-name="ce3" office:value-type="string">
            <text:p>str</text:p>
          </table:table-cell>
        </table:table-row>
        <table:table-row table:style-name="ro4">
          <table:table-cell office:value-type="string">
            <text:p>+</text:p>
          </table:table-cell>
          <table:table-cell office:value-type="string">
            <text:p>TypeError: unsupported operand type(s) for +: 'set' and 'set'</text:p>
          </table:table-cell>
          <table:table-cell office:value-type="string">
            <text:p>kopia połączonych tupli</text:p>
          </table:table-cell>
          <table:table-cell office:value-type="string">
            <text:p>łączy listy</text:p>
          </table:table-cell>
          <table:table-cell office:value-type="string">
            <text:p>TypeError, unsupported</text:p>
          </table:table-cell>
          <table:table-cell office:value-type="string">
            <text:p>dodaje</text:p>
          </table:table-cell>
        </table:table-row>
        <table:table-row table:style-name="ro4">
          <table:table-cell office:value-type="string">
            <text:p>-</text:p>
          </table:table-cell>
          <table:table-cell office:value-type="string">
            <text:p>A – B</text:p>
          </table:table-cell>
          <table:table-cell office:value-type="string">
            <text:p>TypeError, unsupported</text:p>
          </table:table-cell>
          <table:table-cell office:value-type="string">
            <text:p>TypeError, unsupported</text:p>
          </table:table-cell>
          <table:table-cell office:value-type="string">
            <text:p>TypeError, unsupported</text:p>
          </table:table-cell>
          <table:table-cell office:value-type="string">
            <text:p>TypeError, unsupported</text:p>
          </table:table-cell>
        </table:table-row>
        <table:table-row table:style-name="ro4">
          <table:table-cell office:value-type="string">
            <text:p>|</text:p>
          </table:table-cell>
          <table:table-cell office:value-type="string">
            <text:p>A + B</text:p>
          </table:table-cell>
          <table:table-cell office:value-type="string">
            <text:p>TypeError, unsupported</text:p>
          </table:table-cell>
          <table:table-cell office:value-type="string">
            <text:p>TypeError, unsupported</text:p>
          </table:table-cell>
          <table:table-cell office:value-type="string">
            <text:p>TypeError, unsupported</text:p>
          </table:table-cell>
          <table:table-cell office:value-type="string">
            <text:p>TypeError, unsupported</text:p>
          </table:table-cell>
        </table:table-row>
        <table:table-row table:style-name="ro4">
          <table:table-cell office:value-type="string">
            <text:p>&amp;</text:p>
          </table:table-cell>
          <table:table-cell office:value-type="string">
            <text:p>wspolna wartosc obu setow</text:p>
          </table:table-cell>
          <table:table-cell office:value-type="string">
            <text:p>TypeError, unsupported</text:p>
          </table:table-cell>
          <table:table-cell office:value-type="string">
            <text:p>TypeError, unsupported</text:p>
          </table:table-cell>
          <table:table-cell office:value-type="string">
            <text:p>TypeError, unsupported</text:p>
          </table:table-cell>
          <table:table-cell office:value-type="string">
            <text:p>TypeError, unsupported</text:p>
          </table:table-cell>
        </table:table-row>
        <table:table-row table:style-name="ro5">
          <table:table-cell table:style-name="ce2" office:value-type="string">
            <text:p>mut</text:p>
          </table:table-cell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2" office:value-type="string">
            <text:p>tak</text:p>
          </table:table-cell>
          <table:table-cell office:value-type="string">
            <text:p>nie</text:p>
          </table:table-cell>
        </table:table-row>
        <table:table-row table:style-name="ro6">
          <table:table-cell table:style-name="ce2" office:value-type="string">
            <text:p>index</text:p>
          </table:table-cell>
          <table:table-cell office:value-type="string">
            <text:p>nie</text:p>
          </table:table-cell>
          <table:table-cell table:number-columns-repeated="2" office:value-type="string">
            <text:p>tak</text:p>
          </table:table-cell>
          <table:table-cell office:value-type="string">
            <text:p>tak jakby</text:p>
          </table:table-cell>
          <table:table-cell office:value-type="string">
            <text:p>tak</text:p>
          </table:table-cell>
        </table:table-row>
        <table:table-row table:style-name="ro6">
          <table:table-cell table:style-name="ce2" office:value-type="string">
            <text:p>deklaracja</text:p>
          </table:table-cell>
          <table:table-cell table:style-name="Default" office:value-type="string">
            <text:p>set()</text:p>
          </table:table-cell>
          <table:table-cell table:style-name="Default" office:value-type="string">
            <text:p>tuple(), a=(x,)</text:p>
          </table:table-cell>
          <table:table-cell table:style-name="Default" office:value-type="string">
            <text:p>list(), a=[]</text:p>
          </table:table-cell>
          <table:table-cell office:value-type="string">
            <text:p>dict(), a={}</text:p>
          </table:table-cell>
          <table:table-cell office:value-type="string">
            <text:p>str()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2">12.09.2020</text:date>, <text:time>09:46:2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3T13:28:47.57</meta:creation-date>
    <dc:date>2020-09-12T09:46:27.84</dc:date>
    <meta:editing-duration>PT21M24S</meta:editing-duration>
    <meta:editing-cycles>2</meta:editing-cycles>
    <meta:generator>OpenOffice/4.1.7$Win32 OpenOffice.org_project/417m1$Build-9800</meta:generator>
    <meta:document-statistic meta:table-count="3" meta:cell-count="47" meta:object-count="0"/>
  </office:meta>
</office:document-meta>
</file>